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FieldPar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r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Part.DefaultFilePart( HttpHeaders headers , 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Par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rt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Part.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r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uxConten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uxContent.FluxContent( Flux &lt; DataBuffer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.FileContent( Path file ,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s.partInternal( HttpHeaders headers , Content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art.AbstractPar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onten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ar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uxConten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s.formFieldPart( HttpHeaders headers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rts.part( HttpHeaders headers , Path file ,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arts.part( HttpHeaders headers , Flux &lt;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rt.DefaultPart( HttpHeaders headers , 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ontent.blockingOperation( Callable &lt; ? &gt; call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uxContent.transferTo( Path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.DefaultFormFieldPart( HttpHeaders headers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ontent.transferTo( Path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FieldPar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Part.transferTo( Path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